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2" svg:font-family="Calibri" style:font-family-generic="swiss"/>
    <style:font-face style:name="Calibri1"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paragraph-properties fo:margin-left="0cm" fo:margin-right="0cm" fo:text-indent="0cm" style:auto-text-indent="false">
        <style:tab-stops/>
      </style:paragraph-properties>
      <style:text-properties fo:language="pl" fo:country="PL"/>
    </style:style>
    <style:style style:name="P4" style:family="paragraph" style:parent-style-name="Wierszyk">
      <style:paragraph-properties fo:margin-left="1.249cm" fo:margin-right="0cm" fo:text-indent="0cm" style:auto-text-indent="false">
        <style:tab-stops/>
      </style:paragraph-properties>
      <style:text-properties fo:language="pl" fo:country="PL"/>
    </style:style>
    <style:style style:name="P5" style:family="paragraph" style:parent-style-name="Endnote">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fo:language="pl" fo:country="PL" fo:background-color="#ffff00"/>
    </style:style>
    <style:style style:name="P9" style:family="paragraph" style:parent-style-name="Überschrift_20_2">
      <style:text-properties fo:language="pl" fo:country="PL"/>
    </style:style>
    <style:style style:name="P10" style:family="paragraph" style:parent-style-name="Überschrift_20_2">
      <style:text-properties style:font-name="Calibri" fo:language="pl" fo:country="PL"/>
    </style:style>
    <style:style style:name="P11" style:family="paragraph" style:parent-style-name="Heading" style:master-page-name="MP0">
      <style:paragraph-properties style:page-number="auto" fo:break-before="page"/>
      <style:text-properties fo:language="pl" fo:country="PL"/>
    </style:style>
    <style:style style:name="T1" style:family="text">
      <style:text-properties style:font-name="Calibri1"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style:font-name="Calibri2"/>
    </style:style>
    <style:style style:name="T5" style:family="text">
      <style:text-properties style:font-name="Calibri2"/>
    </style:style>
    <style:style style:name="T6" style:family="text">
      <style:text-properties style:font-name="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ynastia Sobieskich – tom II, „Pola Chwały”</text:p>
      <text:h text:style-name="P9"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5">Tak po kampanii 1672 roku Tatarzy i Turcy nazywali Jana Sobieskiego.</text:p></text:note-body></text:note></text:span></text:span><text:span text:style-name="T2">.</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4">„Idzie żołnierz borem, lasem</text:p>
      <text:p text:style-name="P4">Przymierając z głodu czasem.</text:p>
      <text:p text:style-name="P4">Suknia na nim nie blakuje,</text:p>
      <text:p text:style-name="P4">Wiatr dziurami przelatuje.</text:p>
      <text:p text:style-name="P4">Chociaż żołnierz nieodziany,</text:p>
      <text:p text:style-name="P4">Przecie pójdzie między pany.</text:p>
      <text:p text:style-name="P4">Trza żołnierza poratować,</text:p>
      <text:p text:style-name="P4">Soli jemu nie żałować.</text:p>
      <text:p text:style-name="P4">Wtenczas żołnierza szanują,</text:p>
      <text:p text:style-name="P4">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nie widział sensu w tym wszystkim i nienawidził deszcz, feldfebla, brak snu, i siebie za pochopną decyzję zaciągnięcia się. Po pewnym czasie jednak przestał nienawidzić, przestał szukać sensu, przestał myśleć.</text:p>
      <text:p text:style-name="P6">I wówczas wyruszyli.</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5">Do dzisiaj niewielu o tym filozofowało. Historycznie,</text:p></text:note-body></text:note></text:span></text:span><text:span text:style-name="T2">. <text:s/>Zrobił jednak to, co też i tysiące innych chłopów ze zrujnowanych wsi, dał się zwerbować.</text:span></text:p>
      <text:p text:style-name="P6">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żywota wojując od zmęczenia nie dokonał. Zaczynał zatem tęsknić młody żołnierz za wojaczką, co trudy przynosi, ale i chwałę i przygody, a czasem łup.</text:p>
      <text:p text:style-name="P6">Po kilku tygodniach ćwiczeń wydano dragonom nowe, czerwone kolety, nowe buty, spodnie i kołpaczki, uzupełniono amunicję, i wypłacono srebrną monetą żołd za pierwszy kwartał, surowo przykazując wydać go na zaopatrzenie w żywność. Dwa dni później regiment wyruszył. Dalej maszerowały albo konno jechały inne, nowo sformowane regimenty z całej wiernej królowi Rzeczypospolitej. Ciągnęły różnymi drogami w stronę Rusi wśród wzgórz Roztocza. Im bliżej Lwowa, tym gęściej patrolowały na tych wzgórzach oddziały kawalerii koronnej, aby ciekawe oczy szpiegów <text:soft-page-break/>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ódł był, jeno na Poznań.</text:p>
      <text:p text:style-name="P2">- Przecie Poznań ten już drugi raz przeciw elektowi większością sejmu na Woli obranemu zbuntował się, i to zdrajców a także posłów z Brandenburgii robota. To jasne po tym, jak znaleźliśmy listy u tych pludraków, co ich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9"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oft-page-break/>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6">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text:soft-page-break/>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ądnie przygotowanego okrętu nie są te sztormy przecie straszne. Marynarzom takie sprawy zwyczajne, a w sytuacji naprawdę trudnej schronić się w przyjaznych szwedzkich portach możemy.</text:p>
      <text:p text:style-name="P2">- Nie dlatego, abym się narazić okręty i marynarzy dzielnych Jego Królewskiej mości obawiał rezygnujemy z tych wypraw. Nie mamy, aktualnie, celu w wyprawie do Gdańska.</text:p>
      <text:p text:style-name="P2">-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2">Zamyślił się pan de Bealieu.</text:p>
      <text:p text:style-name="P2">- Mówicie: Bałtyk, myślicie: Szwecja - powiedział powoli do kapitana - trzebaby Szwecję...</text:p>
      <text:p text:style-name="P6">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2">-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2"/>
      <text:p text:style-name="P7"/>
      <text:p text:style-name="P7">* <text:s/>* <text:s/>*</text:p>
      <text:p text:style-name="P6">"Wielce moja życia a serca pociecho... Jakież to wieści niedobre, a raczej ich brak od WMci Serca mego krewnych i znajomych, jako że gotowizny przyobiecaney mi nieprzysyłają. Przecie nie <text:soft-page-break/>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6"/>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6">Pewnego południa zaś do chorągwi Ostrowskiego dołączyli pancerni Starczyńskiego, a wraz z nimi sam pułkownik, pan kasztelan Silinicki, który tak oto przemówił:</text:p>
      <text:p text:style-name="P2">-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6">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2">- Ej, żebyśmy to choć jedną rotę dragonii mieli, choć malutką, to już byśmy Kamieniec zdobyli - pieklił się pułkownik Silnicki, czapkę swą na ziem rzuciwszy i pięści do skroni nagiej przykładając.</text:p>
      <text:p text:style-name="P2">- I co by ta jedna mała rota uczyniła? - pytał pan Ostrowski, ocknąwszy się w zajeździe w Oryninie, gdzie rannych z bitwy <text:s/>kamienieckiej złożono.</text:p>
      <text:p text:style-name="P2">-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2">- Jakże to, jazdą po mieście nacierać?</text:p>
      <text:p text:style-name="P2">-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2">-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5">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2"/>
      <text:p text:style-name="P6">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6">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5">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5">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6">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6">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6"><text:soft-page-break/>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6"><text:s/></text:p>
      <text:h text:style-name="P10" text:outline-level="2">Rozdział III</text:h>
      <text:p text:style-name="P6">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6">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2">-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6">Tak perorował pan hetman wielki litewski, "zaś na pewno wzbogacą się na niej kiesy sojuszników Cesarza", dodając w myśli. Odrzekł mu generał Gosiewski:</text:p>
      <text:p text:style-name="P2">-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8"><text:soft-page-break/>Tu będzie tyrada na temat zalet utraty niepodległości na rzecz imperium.</text:p>
      <text:p text:style-name="P6">Wstał teraz wojewoda trocki, Marcjan Ogiński, posesjonat możny i daleki hetmana Paca krewny.</text:p>
      <text:p text:style-name="P6">-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2">- cóż wybrać? - ozwały się głosy - wschodnią czy zachodnią protekcję nad ojczyzną naszą? Cesarz łaskaw, i car łaskaw...</text:p>
      <text:p text:style-name="P6">Przemówił zatem ponownie hetman wielki litewski:</text:p>
      <text:p text:style-name="P2">- oto cesarz świętego cesarstwa rzymskiego Europę wokół siebie jednoczy. Hiszpania, Niderlandy, Brandenburgia po jego są stronie.</text:p>
      <text:p text:style-name="P2">- z Elektorem Brandenburskim, ze zdradzieckim lennikiem naszym bratać się nam, mości hetmanie, każesz? - wtrącił Benedykt Sapieha - dużo od nas wymagasz.</text:p>
      <text:p text:style-name="P2">-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6">Tu przerwał i spojrzał w twarze zgromadzonego narodu szlacheckiego. Wąsate oblicza Sarmatów z pewnym niezrozumieniem wpatrywały się w perorującego hetmana.</text:p>
      <text:p text:style-name="P6">Benedykt Sapieha rzekł cicho do koniuszego litewskiego Franciszka Sapiehy, brata swego młodszego, stojącego z nim razem:</text:p>
      <text:p text:style-name="P2">-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6">I tak Sapiehowie opuścili obrady konfederacji litewskiej w Widzach. Generał Gosiewski, widząc to, spytał hetmana Paca głosem przyciszonym:</text:p>
      <text:p text:style-name="P2">- Przejdą do Sobieskiego. Nie powstrzymamy ich?</text:p>
      <text:p text:style-name="P6">Hetman potoczył wzrokiem po tłumie szlachty, ciekawie wyglądającej, czy zacni karmazynowie za łby się będą brali jak szaraczkowie w karczmie na zaścianku. Rzekł zatem:</text:p>
      <text:p text:style-name="P2">-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oft-page-break/><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Już większym mirem u szlachty litewskiej cieszył się Benedykt Sapieha, a to z racji zasług ojca</text:span><text:span text:style-name="Endnotenzeichen"><text:span text:style-name="T2"><text:note text:id="ftn6" text:note-class="endnote"><text:note-citation>6</text:note-citation><text:note-body><text:p text:style-name="P5">Paweł Jan Sapieha, zm. 1665, hetman wielki litewski, opisany w "Potopie" Sienkiewicza.</text:p></text:note-body></text:note></text:span></text:span><text:span text:style-name="T2"> z czasów wojen ze Szwecją oraz Moskwą. Gdy więc Michał Kazimierz Pac do zawiązania konfederacji przeciw Sobieskiemu wezwał, pod aktem konfederacji, napisanym przez jego przyjaciel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6">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6">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6">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2">- Duży nam ten obóz na dzisiaj wyszedł. Więcej się rydlem tej wojny niż szablą namachamy - usłyszał Peter sierżanta.</text:p>
      <text:p text:style-name="P2">- Rydel fortecę stanowi, rydla forteca się boi - rzekł pan Morsztyn - a to nie forteca, jeno obóz warowny dla wojsk na noc. Dla większej wojsk ilości żeśmy przygotowali, połączyć nam się trzeba nim na nieprzyjaciela ruszym.</text:p>
      <text:p text:style-name="P6"><text:soft-page-break/>Tego wieczora do obozu wmaszerowały wojska z Litwy przybyłe.</text:p>
      <text:p text:style-name="P6">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5">Relacja Erazma Otwinowskiego z 1699 roku</text:p></text:note-body></text:note></text:span></text:span><text:span text:style-name="T2">. Tydzień później nadciągnął pod Bar sam Sobieski, a i działa z Trembowli wreszcie dotarły.</text:span></text:p>
      <text:p text:style-name="P6">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text:p>
      <text:p text:style-name="P6"/>
      <text:h text:style-name="P10" text:outline-level="2">Rozdział IV</text:h>
      <text:p text:style-name="P6">"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6">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ext:s/>Tłumacz odezwał się:</text:p>
      <text:p text:style-name="P2">-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2">-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text:soft-page-break/>Dniestrze ustanowić, zamiast na północ od niego wojska marnować. Od strony Polski nic nie grozi, na Mołdawię się nie wyprawią.</text:p>
      <text:p text:style-name="P2">-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6">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2">- Bar wzięty!</text:p>
      <text:p text:style-name="P2"/>
      <text:p text:style-name="P2"/>
      <text:p text:style-name="P6">Wygnawszy posłów francuskich Sułtan zgromadził wokół siebie doradców. Wysłuchawszy dokładnie sprawozdania Kara Mustafy, zadumał się. Ta wojna w odległym kraju wielce niewygodna się stała. Ten Lwów i Kraków muszą poczekać na światło prawdziwej wiary proroka. Nawet nazwy prawdziwie osmańskiej jeszcze im nie wymyślono...</text:p>
      <text:p text:style-name="P2">-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2">- Założyć musimy, że oblężony Kamanicze już jest - rzekł Kara Mustafa - ale pewnie jeszcze się trzyma. Odsiecz trza nam zorganizować, mimo zimnej pory w tamtym pogańskim kraju, bo padnie w ciągu miesiąca.</text:p>
      <text:p text:style-name="P2">- W ciągu miesiąca jakie siły pod Kamieniec rzucić możemy? Przecie nie twoje spod Edirne?</text:p>
      <text:p text:style-name="P2">- Jest przecie korpus Kapłana Paszy pod Dżedżorą. Drogi przygotowane, zapasy po drodze przygotowane, zatem szybko Kapłan pod Kamanicze przybyć może.</text:p>
      <text:p text:style-name="P2">-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6">Tak oto, mimo pory zimowej, ponownie ruszyła machina bojowa wielkiego państwa tureckiego. Może jeszcze da się skłonić Lachów do pokoju takiego, który nie byłby dla sułtana uwłaczający.</text:p>
      <text:p text:style-name="P6">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text:soft-page-break/>Pomorzu - na Litwę odmaszerowało. Teraz dopiero razem z Litwinami prosto na Kamieniec maszerowali. Rozkazy królewskie ich przynaglały, bo król do rozstrzygnięcia kampanii dążył.</text:p>
      <text:p text:style-name="P6">"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6">Dlatego też 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text:span></text:span></text:p>
      <text:p text:style-name="P6">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6">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6">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6">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text:soft-page-break/>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6">Chorągiew pana Starczyńskiego szła przez opuszczoną wieś Rudą w kierunku Chocimia na czele kolumny pana Modrzewskiego. Jabłonowski już w nocy wysłał trzy pułki,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6">Drug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2">P</text:span><text:span text:style-name="Absatz-Standardschriftart"><text:span text:style-name="T3">eter w Otaczu pod Żwańcem, widzi jak goniec przyjeżdża. Wszyscy martwią się o działa tureckie.</text:span></text:span></text:p>
      <text:p text:style-name="P6">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6">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dwa pułki całe za Tatarami na wschód gnały. Fortyfikacje Żwańca nikły w tumanie śniegu za ich plecami...</text:p>
      <text:p text:style-name="P6">Białogrodzcy uciekają. Jednocześnie Sieniawski broni Żwańca, tam jest Peter. <text:s/>Pojawiają się Turcy pod Kapłanem Paszą</text:p>
      <text:p text:style-name="P6"><text:soft-page-break/>Przybycie odsieczy tureckiej</text:p>
      <text:p text:style-name="P6">Bitwa wielka</text:p>
      <text:p text:style-name="P6">Zawarcie rozejmu</text:p>
      <text:p text:style-name="P6">Gromienie Kozaków</text:p>
      <text:p text:style-name="P6"/>
      <text:p text:style-name="P6"/>
      <text:p text:style-name="P6"/>
      <text:p text:style-name="P3"/>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2" svg:font-family="Calibri" style:font-family-generic="swiss"/>
    <style:font-face style:name="Calibri1"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7-25T09:22:08.11</dc:date>
    <meta:editing-cycles>894</meta:editing-cycles>
    <meta:editing-duration>PT1H9M51S</meta:editing-duration>
    <meta:document-statistic meta:table-count="0" meta:image-count="0" meta:object-count="0" meta:page-count="19" meta:paragraph-count="168" meta:word-count="9399" meta:character-count="63369"/>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